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7.1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feuille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iv.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Personnel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BEZIERS LA FOSS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rthur.beziers-la-fosse@etu.univ-nantes.fr</text:p>
          </table:table-cell>
          <table:table-cell office:value-type="string" calcext:value-type="string">
            <text:p>arthurbezierslafosse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BOURDEAU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alentin.bourdeau@etu.univ-nantes.fr</text:p>
          </table:table-cell>
          <table:table-cell office:value-type="string" calcext:value-type="string">
            <text:p>valentin.bourdeau28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BULTEAU-HAREL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rancois.bulteau-harel@etu.univ-nantes.fr</text:p>
          </table:table-cell>
          <table:table-cell office:value-type="string" calcext:value-type="string">
            <text:p>francois.bulteau-harel@univ-nantes.fr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CHESN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ntoine.chesneau@etu.univ-nantes.fr</text:p>
          </table:table-cell>
          <table:table-cell office:value-type="string" calcext:value-type="string">
            <text:p>antoineches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ELAUNAY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kilian.delaunay@etu.univ-nantes.fr</text:p>
          </table:table-cell>
          <table:table-cell office:value-type="string" calcext:value-type="string">
            <text:p>kilian.dln44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JAHAFI</text:p>
          </table:table-cell>
          <table:table-cell office:value-type="string" calcext:value-type="string">
            <text:p>Riadh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iadh.djahafi@etu.univ-nantes.fr</text:p>
          </table:table-cell>
          <table:table-cell office:value-type="string" calcext:value-type="string">
            <text:p>riadh.djahafi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OMENEC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athis.domenec@etu.univ-nantes.fr</text:p>
          </table:table-cell>
          <table:table-cell office:value-type="string" calcext:value-type="string">
            <text:p>mathisnoa@yahoo.fr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ntonin.duran@etu.univ-nantes.fr</text:p>
          </table:table-cell>
          <table:table-cell office:value-type="string" calcext:value-type="string">
            <text:p>antonin.durandu44@hotmail.fr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ERAUD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rien.eraud@etu.univ-nantes.fr</text:p>
          </table:table-cell>
          <table:table-cell office:value-type="string" calcext:value-type="string">
            <text:p>eraudadrien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GAURIE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icolas.gaurier@etu.univ-nantes.fr</text:p>
          </table:table-cell>
          <table:table-cell office:value-type="string" calcext:value-type="string">
            <text:p>gaurier.nicolas49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amuel.gougeon@etu.univ-nantes.fr</text:p>
          </table:table-cell>
          <table:table-cell office:value-type="string" calcext:value-type="string">
            <text:p>samuel.gougeon@outlook.fr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HUMBERT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rthur.humbert@etu.univ-nantes.fr</text:p>
          </table:table-cell>
          <table:table-cell office:value-type="string" calcext:value-type="string">
            <text:p>arthurbrunohumbert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imon.laurent1@etu.univ-nantes.fr</text:p>
          </table:table-cell>
          <table:table-cell office:value-type="string" calcext:value-type="string">
            <text:p>slaurent144600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LE PELTIER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aptiste.le-peltier@etu.univ-nantes.fr</text:p>
          </table:table-cell>
          <table:table-cell office:value-type="string" calcext:value-type="string">
            <text:p>baptiste56250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LE THIEC</text:p>
          </table:table-cell>
          <table:table-cell office:value-type="string" calcext:value-type="string">
            <text:p>Gwendal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gwendal.le-thiec@etu.univ-nantes.fr</text:p>
          </table:table-cell>
          <table:table-cell office:value-type="string" calcext:value-type="string">
            <text:p>gwendallethiec@orange.fr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LOGVINSKI</text:p>
          </table:table-cell>
          <table:table-cell office:value-type="string" calcext:value-type="string">
            <text:p>Axelle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xelle.logvinski@etu.univ-nantes.fr</text:p>
          </table:table-cell>
          <table:table-cell office:value-type="string" calcext:value-type="string">
            <text:p>logaxelle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ules.michel@etu.univ-nantes.fr</text:p>
          </table:table-cell>
          <table:table-cell office:value-type="string" calcext:value-type="string">
            <text:p>jules.michel475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OZE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icolas.ozer@etu.univ-nantes.fr</text:p>
          </table:table-cell>
          <table:table-cell office:value-type="string" calcext:value-type="string">
            <text:p>nicolas224444@gmail.com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PASOS SANCHEZ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iriam.pasos-sanchez@etu.univ-nantes.fr</text:p>
          </table:table-cell>
          <table:table-cell office:value-type="string" calcext:value-type="string">
            <text:p>daniela.pasos.sanchez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PUAUD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hristopher.puaud@etu.univ-nantes.fr</text:p>
          </table:table-cell>
          <table:table-cell office:value-type="string" calcext:value-type="string">
            <text:p>puaud.christopher@outlook.fr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RIDET</text:p>
          </table:table-cell>
          <table:table-cell office:value-type="string" calcext:value-type="string">
            <text:p>Audrain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udrain.ridet@etu.univ-nantes.fr</text:p>
          </table:table-cell>
          <table:table-cell office:value-type="string" calcext:value-type="string">
            <text:p>audrain.ridet@gmail.com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RIVERA RAY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ennifer.rivera-raya@etu.univ-nantes.fr</text:p>
          </table:table-cell>
          <table:table-cell office:value-type="string" calcext:value-type="string">
            <text:p>karisriveraj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RULLIER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TP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greg.rullier@etu.univ-nantes.fr</text:p>
          </table:table-cell>
          <table:table-cell office:value-type="string" calcext:value-type="string">
            <text:p>rulgreg2@gmail.co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TATÉ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T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astien.tate@etu.univ-nantes.fr</text:p>
          </table:table-cell>
          <table:table-cell office:value-type="string" calcext:value-type="string">
            <text:p>bustia.tate@gmail.com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office:value-type="string" calcext:value-type="string">
            <text:p>soit 24 étudiants inscrits et 0 démissionaire.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7:34:57.7015007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" style:display-name="PageStyle_feuille" style:page-layout-name="Mpm3">
      <style:header style:display="false"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>
        <text:p><text:span text:style-name="MT1"><text:page-number>1</text:page-number></text:span></text:p>
      </style:header-first>
      <style:footer style:display="false"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>
        <text:p><text:span text:style-name="MT1"><text:file-name text:display="name-and-extension">???</text:file-name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06T07:36:02.143294595</dc:date>
    <dc:creator>Philippe MERCIER</dc:creator>
    <meta:editing-duration>PT1M4S</meta:editing-duration>
    <meta:editing-cycles>1</meta:editing-cycles>
    <meta:document-statistic meta:table-count="1" meta:cell-count="177" meta:object-count="0"/>
  </office:meta>
</office:document-meta>
</file>